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88e" officeooo:paragraph-rsid="00150200"/>
    </style:style>
    <style:style style:name="P2" style:family="paragraph" style:parent-style-name="Standard">
      <style:text-properties officeooo:rsid="0011688e" officeooo:paragraph-rsid="001649ac"/>
    </style:style>
    <style:style style:name="T1" style:family="text">
      <style:text-properties loext:padding="0cm" loext:border="none"/>
    </style:style>
    <style:style style:name="T2" style:family="text">
      <style:text-properties officeooo:rsid="0015020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Темы вопросов для экзамена<text:line-break/>1. Обучение с учителем, примеры применения. Обучение без учителя, примеры применения. Постановка задачи для классификации и регрессии.<text:line-break/>2. Метрические алгоритмы для классификации и регрессии. Метод ближайшего соседа для классификации и регрессии.<text:line-break/>3. Метрики классификации и регрессии.<text:line-break/>4. Обобщающая способность алгоритма, ее эмпирическое оценивание. Проблема переобучения. Скользящий контроль.<text:line-break/>5. Принцип минимизации эмпирического риска. Параметрические семейства моделей. Линейная модель.<text:line-break/>6. Методы оптимизации. Градиентный спуск, стохастическая оптимизация.<text:line-break/>7. Модель линейной регрессии. Точное решение и оптимизация градиентным спуском.<text:line-break/>8. Модель логистической регрессии. Оптимизация градиентым спуском. Многоклассовая классификация.<text:line-break/>9. Концепция регуляризации. L1 и L2 регуляризации.</text:span></text:p>
      <text:p text:style-name="P1"><text:span text:style-name="T2">+======================================================+++++++</text:span><text:span text:style-name="T1"><text:line-break/>10. Аналитический вывод линрега (в том числе и для слабообсуловленного случая).<text:line-break/>11. В чем связь бинарной кросс-энтропии и логлосса.<text:line-break/>12. Задача снижения размерности, примеры применения. Проклятие размерности.<text:line-break/>13. Сингулярное разложение матрицы, его свойства.<text:line-break/>14. Метод главных компонент. Выбор числа компонент.<text:line-break/>15. Приближенный поиск ближайших соседей. Примеры на реальных задачах.<text:line-break/>16. ANN. Деревянные ANN. принципы их работы и устройства.<text:line-break/>17. ANN. Графовые ANN. принципы их работы и устройства.<text:line-break/>18. ANN. Хеширование с учетом локальности. принципы их работы и устройства.</text:span></text:p>
      <text:p text:style-name="P1"><text:span text:style-name="T2">++++++++++++++++++++++++++++++++++++++++++++++++++++++++++++++</text:span><text:span text:style-name="T1"><text:line-break/>19. Постановка задачи кластеризации. Примеры применения. Метрики кластеризации.<text:line-break/>20. Алгоритм k-means. Выбор числа кластеров, правило локтя.<text:line-break/>21. Алгоритм DBSCAN, выбор eps по заданному min_pts.<text:line-break/>22. Алгоритм построения решающего дерева. Критерии расщепления для задач классификации и регрессии.<text:line-break/><text:line-break/>27. Рексистемы: какие виды бывают. Какие системы строятся только на матрице взаимодействий. Почему использовать SVD в реках так себе идея?</text:span> <text:span text:style-name="T1">23. Bias variance разложение.<text:line-break/>24. Бэггинг. Random forest.<text:line-break/>25. Градиентный бустинг.<text:line-break/>26. Стекинг, блендинг модел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6-02T20:06:07.455895547</dc:date>
    <meta:editing-duration>PT1H14M43S</meta:editing-duration>
    <meta:editing-cycles>3</meta:editing-cycles>
    <meta:generator>LibreOffice/7.6.6.3$Linux_X86_64 LibreOffice_project/60$Build-3</meta:generator>
    <meta:document-statistic meta:table-count="0" meta:image-count="0" meta:object-count="0" meta:page-count="1" meta:paragraph-count="3" meta:word-count="245" meta:character-count="2055" meta:non-whitespace-character-count="1812"/>
  </office:meta>
</office:document-meta>
</file>